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0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1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0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2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2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2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0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3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3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0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4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4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46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48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49" style:family="text">
      <style:text-properties fo:font-size="13.00pt" fo:font-weight="normal" fo:font-family="Verdana" style:font-family-asian="Verdana" style:font-family-complex="Verdana" fo:background-color="transparent" style:use-window-font-color="true" fo:font-style="italic"/>
    </style:style>
    <style:style style:name="T50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2" style:family="text">
      <style:text-properties fo:font-size="13.00pt" fo:font-weight="normal" fo:font-family="Verdana" style:font-family-asian="Verdana" style:font-family-complex="Verdana" fo:background-color="transparent" style:use-window-font-color="true"/>
    </style:style>
    <style:style style:name="T5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5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5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5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5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5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1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6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6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6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69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7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7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7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7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7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8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88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8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9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7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9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9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0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1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0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3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0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0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6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0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0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0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0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1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1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4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15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17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18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19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20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21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22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3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24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5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26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28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29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0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31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32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34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3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36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37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38" style:family="text">
      <style:text-properties fo:font-size="13.00pt" fo:font-weight="normal" fo:font-family="Verdana" style:font-family-asian="Verdana" style:font-family-complex="Verdana" fo:background-color="transparent" fo:color="#000000" fo:font-style="italic"/>
    </style:style>
    <style:style style:name="T139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40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41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2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43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4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T145" style:family="text">
      <style:text-properties fo:font-size="13.00pt" fo:font-weight="normal" fo:font-family="Verdana" style:font-family-asian="Verdana" style:font-family-complex="Verdana" fo:background-color="transparent" fo:color="#ff3333"/>
    </style:style>
    <style:style style:name="T146" style:family="text">
      <style:text-properties fo:font-size="13.00pt" fo:font-weight="normal" fo:font-family="Verdana" style:font-family-asian="Verdana" style:font-family-complex="Verdana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3.00pt" fo:font-weight="normal" fo:font-family="Verdana" style:font-family-asian="Verdana" style:font-family-complex="Verdana" fo:background-color="transparent" fo:color="#00b050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sfragen zur Prüfungsvorbereitung 4</text:span></text:p>
      <text:p text:style-name="P2"><text:span text:style-name="T2"><text:line-break/></text:span><text:span text:style-name="T3">1. Welche Funktion haben beim ls-Befehl die Schalter<text:line-break/><text:line-break/>-R<text:tab/></text:span><text:span text:style-name="T4">Rekursiv<text:line-break/></text:span><text:span text:style-name="T5"><text:line-break/>-r<text:tab/></text:span><text:span text:style-name="T6">umgekehrte Reihenfolge</text:span><text:span text:style-name="T7"><text:line-break/></text:span><text:span text:style-name="T8"><text:line-break/>-S<text:tab/></text:span><text:span text:style-name="T9">nach Dateigröße sortieren</text:span><text:span text:style-name="T10"><text:line-break/></text:span><text:span text:style-name="T11"><text:line-break/>-t<text:tab/></text:span><text:span text:style-name="T12">nach zuletzt geänderten Dateien sortieren</text:span><text:span text:style-name="T13"><text:line-break/></text:span><text:span text:style-name="T14"><text:line-break/>2. Wohin kommen Sie nach Eingabe von<text:line-break/><text:line-break/>cd -<text:tab/></text:span><text:span text:style-name="T15">wechselt in das vorige Verzeichniss</text:span><text:span text:style-name="T16"><text:line-break/><text:line-break/>cd ~ <text:tab/></text:span><text:span text:style-name="T17">home-Verzeichnis des Users</text:span><text:span text:style-name="T18"><text:line-break/><text:line-break/>cd .. <text:tab/></text:span><text:span text:style-name="T19">wechselt in höhere Verzeichnissebene</text:span><text:span text:style-name="T20"><text:line-break/><text:line-break/>3. Was bewirkt der Befehl mkdir -p?<text:line-break/></text:span><text:span text:style-name="T21"><text:line-break/>Soll ein Unterordner in einem noch nicht existierenden Ordner erstellt werden, wird der/die Ordner mit erstellt.<text:line-break/></text:span></text:p>
      <text:p text:style-name="P2"><text:span text:style-name="T22">4. Was bewirkt der Befehl<text:s/></text:span><text:span text:style-name="T23">rmdir -p</text:span><text:span text:style-name="T24">? <text:line-break/><text:line-break/></text:span><text:span text:style-name="T25">Der angegebene Unterordner wird inkl. angegebenem Ordner entfernt.</text:span><text:span text:style-name="T26"><text:line-break/><text:line-break/>5. Was bewirkt der Befehl<text:s/></text:span><text:span text:style-name="T27">cp -r und cp -R</text:span><text:span text:style-name="T28">? <text:line-break/></text:span></text:p>
      <text:p text:style-name="P2"><text:span text:style-name="T29">Beide Schalter bewirken bei dem Befehl eine rekursive Verarbeitung.</text:span><text:span text:style-name="T30"><text:line-break/><text:line-break/>6. Welche Funktion haben beim mv-Befehl die Schalter<text:line-break/><text:line-break/>-i<text:tab/></text:span><text:span text:style-name="T31">Interaktiver Modus, wartet auf Bestätigung(en) des Users</text:span><text:span text:style-name="T32"><text:line-break/><text:line-break/>-v<text:tab/></text:span><text:span text:style-name="T33">Ausführliche Ausgabe über die Aktion(en)<text:line-break/></text:span><text:span text:style-name="T34"><text:line-break/>7. Welche Funktion haben beim rm-Befehl die Schalter<text:line-break/><text:line-break/>-f<text:tab/></text:span><text:span text:style-name="T35">Erzwingungs-Modus</text:span><text:span text:style-name="T36"><text:tab/><text:line-break/><text:line-break/>-i<text:tab/></text:span><text:span text:style-name="T37">Interaktiver Modus, wartet auf Bestätigung(en) des Users (j/n)</text:span><text:span text:style-name="T38"><text:line-break/><text:line-break/>-r bzw. -R<text:tab/><text:tab/></text:span><text:span text:style-name="T39">Beide Schalter bewirken bei dem Befehl eine rekursive Verarbeitung.</text:span><text:span text:style-name="T40"><text:line-break/><text:line-break/>8. Mit welchem man-Befehl können Sie nach Stichworten suchen? <text:line-break/><text:line-break/></text:span><text:span text:style-name="T41">man -k</text:span><text:span text:style-name="T42"><text:s/><text:line-break/><text:line-break/></text:span><text:span text:style-name="T43">9. Welcher Befehl löscht ein Verzeichnis samt Inhalt?</text:span><text:span text:style-name="T44"><text:s/><text:line-break/><text:line-break/></text:span><text:span text:style-name="T45">cp -r</text:span><text:span text:style-name="T46"><text:line-break/>tr -R<text:line-break/></text:span><text:span text:style-name="T47">rm -r</text:span><text:span text:style-name="T48"><text:line-break/>cd -r<text:line-break/>tac -R<text:line-break/><text:line-break/>10. Was bewirkt der Befehl<text:s/></text:span><text:span text:style-name="T49">cat -A</text:span><text:span text:style-name="T50">? <text:line-break/><text:line-break/></text:span><text:span text:style-name="T51">Alle Zeichen werden dargestellt (z.B. Zeilenumbrüche mit "$").</text:span><text:span text:style-name="T52"><text:line-break/></text:span><text:span text:style-name="T53"><text:line-break/></text:span><text:span text:style-name="T54">11. Was bewirkt der Befehl<text:s/></text:span><text:span text:style-name="T55">tail -f</text:span><text:span text:style-name="T56">?<text:s/></text:span><text:span text:style-name="T57"><text:line-break/><text:line-break/></text:span><text:span text:style-name="T58">Der angezeigte Inhalt wird in Echtzeit aktualisiert.</text:span><text:span text:style-name="T59"><text:line-break/><text:line-break/></text:span><text:span text:style-name="T60">12. Was bewirkt der Befehl<text:s/></text:span><text:span text:style-name="T61">sort -r -u</text:span><text:span text:style-name="T62">?<text:s text:c="2"/><text:line-break/></text:span><text:span text:style-name="T63"><text:line-break/></text:span><text:span text:style-name="T64">Der angezeigte Inhalt wird umgekehrt sortiert, ohne mehrfache gleiche Einträge, angezeigt.</text:span><text:span text:style-name="T65"><text:line-break/><text:line-break/></text:span><text:span text:style-name="T66">13. Welche Funktion haben beim wc-Befehl die Schalter</text:span><text:span text:style-name="T67"><text:line-break/><text:line-break/></text:span><text:span text:style-name="T68">-l</text:span><text:span text:style-name="T69"><text:tab/></text:span><text:span text:style-name="T70">Nur die Zeilenumbrüche werden gezählt.<text:line-break/></text:span><text:span text:style-name="T71"><text:line-break/></text:span><text:span text:style-name="T72">-w</text:span><text:span text:style-name="T73"><text:tab/></text:span><text:span text:style-name="T74">Nur die Wörter werden gezählt.<text:line-break/></text:span><text:span text:style-name="T75"><text:line-break/></text:span><text:span text:style-name="T76">14. Was bewirkt der Befehl<text:s/></text:span><text:span text:style-name="T77">less &lt; inhalt.txt</text:span><text:span text:style-name="T78">? <text:line-break/><text:line-break/></text:span><text:span text:style-name="T79">Der Inhalt der Datei wird über stdIN an less weitergegeben und angezeigt.</text:span><text:span text:style-name="T80"><text:line-break/><text:line-break/>15. Welcher Unterschied besteht zwischen &gt; und &gt;&gt;?<text:line-break/><text:line-break/></text:span><text:span text:style-name="T81">Durch &gt;&gt; wird keine neue Datei erstellt, die Eingabe jedoch angehängt.</text:span><text:span text:style-name="T82"><text:line-break/><text:line-break/>16. Welche der folgenden Umleitungen leitet Fehlermeldungen (STDERR) um?<text:line-break/><text:line-break/>&gt;<text:line-break/>&gt;&gt;<text:line-break/></text:span><text:span text:style-name="T83">2&gt;</text:span><text:span text:style-name="T84"><text:line-break/>|<text:line-break/>&amp;1<text:line-break/><text:line-break/>17. Was bewirkt folgendes Kommando?<text:line-break/><text:line-break/>ls -la Documents/ &gt; liste.txt 2&gt; fehler.txt<text:s text:c="2"/><text:line-break/></text:span><text:span text:style-name="T85"><text:line-break/>Der komplette Inhalt des Ordners "Documents" wird in die Datei "liste.txt" geschrieben, während eventuelle Fehlermeldungen in die Datei "fehler.txt" geschrieben werden.<text:line-break/></text:span><text:span text:style-name="T86"><text:line-break/>18. Was bewirkt folgendes Kommando?<text:line-break/><text:line-break/>ls -la Documents/ &gt; liste_fehler.txt<text:s text:c="2"/>2&gt;&amp;1 | less<text:line-break/><text:line-break/></text:span><text:span text:style-name="T87">Der komplette Inhalt des Ordners "Documents" wird in die Datei "liste_fehler.txt" geschrieben, während eventuelle Fehlermeldungen aus dem Fehlerkanal umgeleitet und ebenfalls in die Datei geschrieben werden. Danach wird dies an "less" weitergeleitet und angezeigt.</text:span><text:span text:style-name="T88"><text:line-break/><text:s/></text:span><text:span text:style-name="T89"><text:line-break/>19. Was bewirkt dd beim vi-Editor?<text:line-break/><text:line-break/></text:span><text:span text:style-name="T90">Löscht die aktuelle Zeile.</text:span><text:span text:style-name="T91"><text:line-break/><text:line-break/>20. Was bewirkt D beim vi-Editor?<text:line-break/><text:line-break/></text:span><text:span text:style-name="T92">Löscht bis zum Ende der Zeile.</text:span><text:span text:style-name="T93"><text:line-break/><text:line-break/></text:span><text:span text:style-name="T94">21.</text:span><text:span text:style-name="T95"><text:s/></text:span><text:span text:style-name="T96">Was bewirkt esc + ZZ beim vi-Editor?<text:line-break/><text:line-break/></text:span><text:span text:style-name="T97">Speichern &amp; Beenden.</text:span><text:span text:style-name="T98"><text:line-break/><text:line-break/>22. Was bewirkt :wq beim vi-Editor?<text:line-break/><text:line-break/></text:span><text:span text:style-name="T99">Speichern &amp; Beenden.</text:span><text:span text:style-name="T100"><text:line-break/><text:line-break/>23. Was bewirkt "</text:span><text:span text:style-name="T101">Befehl1 | Befehl2"</text:span><text:span text:style-name="T102">?<text:line-break/><text:line-break/></text:span><text:span text:style-name="T103">Die Ausgabe durch Befehl1 wird an Befehl2 weitergegeben.</text:span><text:span text:style-name="T104"><text:line-break/><text:line-break/></text:span><text:span text:style-name="T105">24. Was bewirkt "</text:span><text:span text:style-name="T106">Befehl1 ; Befehl2"</text:span><text:span text:style-name="T107">?<text:line-break/><text:line-break/></text:span><text:span text:style-name="T108">Befehl2 wird unabhängig von Befehl1 nach diesem ausgeführt.</text:span><text:span text:style-name="T109"><text:line-break/><text:line-break/>25. Was bewirkt "</text:span><text:span text:style-name="T110">xclock&amp;"</text:span><text:span text:style-name="T111">?<text:line-break/><text:line-break/></text:span><text:span text:style-name="T112">Die X-Uhr wird als Hintergrund-Prozess gestartet.</text:span><text:span text:style-name="T113"><text:line-break/><text:line-break/>26. Was bewirkt "</text:span><text:span text:style-name="T114">Befehl1 &amp;&amp; Befehl2"</text:span><text:span text:style-name="T115">?<text:line-break/><text:line-break/></text:span><text:span text:style-name="T116">Befehl2 wird ausgeführt, nachdem Befehl1 erfolgreich ausgeführt wurde.</text:span><text:span text:style-name="T117"><text:line-break/><text:line-break/></text:span><text:span text:style-name="T118">27. Was bewirkt "</text:span><text:span text:style-name="T119">Befehl1 || Befehl2"</text:span><text:span text:style-name="T120">?<text:line-break/><text:line-break/></text:span><text:span text:style-name="T121">Befehl2 wird ausgeführt, nachdem Befehl1 nicht ausgeführt wurde.</text:span><text:span text:style-name="T122"><text:line-break/><text:line-break/></text:span><text:span text:style-name="T123">28. Mit welchem Befehl können Sie sich Ihren Benutzernamen anzeigen lassen?</text:span><text:span text:style-name="T124"><text:line-break/><text:line-break/></text:span><text:span text:style-name="T125">whoami</text:span><text:span text:style-name="T126"><text:line-break/><text:line-break/></text:span><text:span text:style-name="T127">29. Mit welchem Befehl können Sie sich USB-Geräte anzeigen lassen?</text:span><text:span text:style-name="T128"><text:line-break/><text:line-break/></text:span><text:span text:style-name="T129">lsusb</text:span><text:span text:style-name="T130"><text:line-break/><text:line-break/></text:span><text:span text:style-name="T131">30. Welche Funktion haben beim tar-Befehl die Schalter<text:line-break/><text:line-break/>-z<text:tab/></text:span><text:span text:style-name="T132">benutze gzip</text:span><text:span text:style-name="T133"><text:line-break/><text:line-break/></text:span><text:span text:style-name="T134">-j</text:span><text:span text:style-name="T135"><text:tab/></text:span><text:span text:style-name="T136">benutze bzip<text:line-break/></text:span><text:span text:style-name="T137"><text:line-break/>31. Was bewirkt der Befehl "s</text:span><text:span text:style-name="T138">udo gpasswd -a heike Buchhaltung"</text:span><text:span text:style-name="T139">?<text:line-break/><text:line-break/></text:span><text:span text:style-name="T140">heike wird zu den Administratoren der Gruppe "Buchhaltung" hinzugefügt.</text:span><text:span text:style-name="T141"><text:line-break/><text:line-break/></text:span><text:span text:style-name="T142">32. Mit welchem Befehl können Sie die Gruppe Buchhaltung anlegen?</text:span><text:span text:style-name="T143"><text:line-break/><text:line-break/></text:span><text:span text:style-name="T144">addgroup Buchhaltung</text:span><text:span text:style-name="T145"><text:line-break/><text:line-break/></text:span><text:span text:style-name="T146">33. Mit welchem Befehl können Sie sehen in welchen Gruppen heike Mitglied ist?</text:span></text:p>
      <text:p text:style-name="P2"><text:span text:style-name="T147"/></text:p>
      <text:p text:style-name="P2"><text:span text:style-name="T148">groups heik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